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padding="0cm" fo:border-left="none" fo:border-right="none" fo:border-top="none" fo:border-bottom="0.035cm solid #000000"/>
      <style:text-properties fo:font-size="16pt" fo:font-style="normal"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padding="0cm" fo:border="none"/>
      <style:text-properties fo:font-size="16pt" fo:font-style="normal"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padding="0cm" fo:border="non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Horizontal_20_Line">
      <style:text-properties fo:font-size="16pt" fo:font-weight="bold" style:font-size-asian="16pt" style:font-weight-asian="bold" style:font-size-complex="16pt" style:font-weight-complex="bold"/>
    </style:style>
    <style:style style:name="P6" style:family="paragraph" style:parent-style-name="Horizontal_20_Line" style:master-page-name="">
      <style:paragraph-properties style:page-number="auto" fo:padding="0cm" fo:border-left="none" fo:border-right="none" fo:border-top="none" fo:border-bottom="0.035cm solid #000000"/>
      <style:text-properties fo:font-size="16pt" fo:font-weight="bold" style:font-size-asian="16pt" style:font-weight-asian="bold" style:font-size-complex="16pt" style:font-weight-complex="bold"/>
    </style:style>
    <style:style style:name="T1" style:family="text">
      <style:text-properties fo:font-size="12pt" fo:font-style="normal" fo:font-weight="normal" style:font-size-asian="12pt" style:font-style-asian="normal" style:font-weight-asian="normal" style:font-size-complex="12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reizeitwert Von Potsdam</text:p>
      <text:p text:style-name="P5"><text:span text:style-name="T1">In Potsdam spielt das Leben am See und Es gibt viele Bootsanlegestellen. Es gibt viele Museen und Theater, Außerdem besitzt Potsdam eine eigene Kultur und Kreativszene. Potsdam besitzt ein gutes Beruf und Familien Balance und hat auch Ausreichend Kita Plätze und weiteres. Selbst bei schlechten Wetter bietet Potsdam Schwimmbäder und Kinos an. Viele Urlaubs Angebote wie auch Stadtführungen machen Potsdam zu einen Interessanten Touristen Ziel.</text:span></text:p>
      <text:p text:style-name="P1"/>
      <text:p text:style-name="P1"><text:a xlink:type="simple" xlink:href="https://mehr-zukunft.info/mehr-lebensqualitaet" text:style-name="Internet_20_link" text:visited-style-name="Visited_20_Internet_20_Link">https://mehr-zukunft.info/mehr-lebensqualitaet</text:a></text:p>
      <text:p text:style-name="P1"/>
      <text:p text:style-name="P1"><text:a xlink:type="simple" xlink:href="https://www.travanto.de/urlaubsziele/potsdam/freizeitaktivitaeten/" text:style-name="Internet_20_link" text:visited-style-name="Visited_20_Internet_20_Link">https://www.travanto.de/urlaubsziele/potsdam/freizeitaktivitaeten/</text:a></text:p>
      <text:p text:style-name="P1"/>
      <text:p text:style-name="P1"/>
      <text:p text:style-name="P1"/>
      <text:p text:style-name="P1"/>
      <text:p text:style-name="P1"/>
      <text:p text:style-name="P2">Freizeitwert Von Berlin</text:p>
      <text:p text:style-name="P3"/>
      <text:p text:style-name="P4">In Berlin Gibt es Viele Sehenswürdigkeiten, Hotels, Museen, Badeseen, Orte zum Grillen, Kinos und noch vieles Mehr. Berlin ist ein beliebter Touristen Ort und hat Angebote Für jede Jahreszeit. Auch bei Regen und Schlechten wetter gibt es immer noch viele Angebote wie z.b. Eisbahnen und andere Indoor Sport Anlagen. Vom Beachvolleyball bis hin zum Schachcafé und Rennsimulatoren ist alles Vertreten.</text:p>
      <text:p text:style-name="P4"/>
      <text:p text:style-name="P4"><text:a xlink:type="simple" xlink:href="https://www.top10berlin.de/de/cat/freizeit-268" text:style-name="Internet_20_link" text:visited-style-name="Visited_20_Internet_20_Link">https://www.top10berlin.de/de/cat/freizeit-268</text:a></text:p>
      <text:p text:style-name="P4"/>
      <text:p text:style-name="P4"><text:a xlink:type="simple" xlink:href="https://www.berliner-freizeit-tipps.de/" text:style-name="Internet_20_link" text:visited-style-name="Visited_20_Internet_20_Link">https://www.berliner-freizeit-tipps.de/</text:a></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fo:padding="0cm" fo:border="none"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orizontal_20_Line" style:display-name="Horizontal Line" style:family="paragraph" style:parent-style-name="Standard" style:next-style-name="Text_20_body" style:class="html">
      <style:paragraph-properties fo:margin-top="0cm" fo:margin-bottom="0.499cm" fo:padding="0cm" fo:border="none" style:shadow="none" text:number-lines="false" text:line-number="0" style:join-border="tru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vin Renhardt</meta:initial-creator>
    <meta:creation-date>2019-03-24T18:44:25.30</meta:creation-date>
    <meta:document-statistic meta:table-count="0" meta:image-count="0" meta:object-count="0" meta:page-count="1" meta:paragraph-count="8" meta:word-count="135" meta:character-count="1087"/>
    <dc:date>2019-03-24T19:27:05.39</dc:date>
    <dc:creator>Kevin Renhardt</dc:creator>
    <meta:editing-duration>PT12M19S</meta:editing-duration>
    <meta:editing-cycles>1</meta:editing-cycles>
    <meta:generator>OpenOffice/4.1.5$Win32 OpenOffice.org_project/415m1$Build-9789</meta:generator>
  </office:meta>
</office:document-meta>
</file>